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a66" officeooo:paragraph-rsid="0008da66"/>
    </style:style>
    <style:style style:name="P2" style:family="paragraph" style:parent-style-name="Standard">
      <style:text-properties officeooo:rsid="000ace77" officeooo:paragraph-rsid="000ace77"/>
    </style:style>
    <style:style style:name="P3" style:family="paragraph" style:parent-style-name="Standard">
      <style:text-properties officeooo:rsid="000bc42c" officeooo:paragraph-rsid="000bc42c"/>
    </style:style>
    <style:style style:name="P4" style:family="paragraph" style:parent-style-name="Standard">
      <style:text-properties fo:font-weight="bold" officeooo:rsid="000d6a3d" officeooo:paragraph-rsid="000d6a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8da66" officeooo:paragraph-rsid="0008da6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63b6a" officeooo:paragraph-rsid="00163b6a"/>
    </style:style>
    <style:style style:name="P7" style:family="paragraph" style:parent-style-name="Standard">
      <style:text-properties officeooo:rsid="001b2b81" officeooo:paragraph-rsid="001b2b81"/>
    </style:style>
    <style:style style:name="P8" style:family="paragraph" style:parent-style-name="Standard" style:list-style-name="L1">
      <style:text-properties officeooo:rsid="000ace77" officeooo:paragraph-rsid="00163b6a"/>
    </style:style>
    <style:style style:name="P9" style:family="paragraph" style:parent-style-name="Standard" style:list-style-name="L1">
      <style:text-properties officeooo:rsid="000e692a" officeooo:paragraph-rsid="000e692a"/>
    </style:style>
    <style:style style:name="P10" style:family="paragraph" style:parent-style-name="Standard" style:list-style-name="L1">
      <style:text-properties officeooo:rsid="000e692a" officeooo:paragraph-rsid="00101160"/>
    </style:style>
    <style:style style:name="P11" style:family="paragraph" style:parent-style-name="Standard" style:list-style-name="L1">
      <style:text-properties officeooo:rsid="000b595a" officeooo:paragraph-rsid="00161bdc"/>
    </style:style>
    <style:style style:name="P12" style:family="paragraph" style:parent-style-name="Standard" style:list-style-name="L1">
      <style:text-properties officeooo:rsid="000b595a" officeooo:paragraph-rsid="0011160e"/>
    </style:style>
    <style:style style:name="P13" style:family="paragraph" style:parent-style-name="Standard" style:list-style-name="L1">
      <style:text-properties officeooo:rsid="000b595a" officeooo:paragraph-rsid="000b595a"/>
    </style:style>
    <style:style style:name="P14" style:family="paragraph" style:parent-style-name="Standard" style:list-style-name="L1">
      <style:text-properties officeooo:rsid="00185b0f" officeooo:paragraph-rsid="00161bdc"/>
    </style:style>
    <style:style style:name="P15" style:family="paragraph" style:parent-style-name="Standard" style:list-style-name="L1">
      <style:text-properties officeooo:rsid="001b2b81" officeooo:paragraph-rsid="001b2b81"/>
    </style:style>
    <style:style style:name="P16" style:family="paragraph" style:parent-style-name="Standard" style:list-style-name="L1">
      <style:text-properties officeooo:rsid="001ccafb" officeooo:paragraph-rsid="001ccafb"/>
    </style:style>
    <style:style style:name="P17" style:family="paragraph" style:parent-style-name="Standard" style:list-style-name="L1">
      <style:text-properties officeooo:rsid="001a2a35" officeooo:paragraph-rsid="001a2a35"/>
    </style:style>
    <style:style style:name="P18" style:family="paragraph" style:parent-style-name="Standard" style:list-style-name="L1">
      <style:text-properties officeooo:rsid="001a2a35" officeooo:paragraph-rsid="001d67f6"/>
    </style:style>
    <style:style style:name="P19" style:family="paragraph" style:parent-style-name="Standard" style:list-style-name="L1">
      <style:text-properties fo:font-weight="bold" officeooo:rsid="00125532" officeooo:paragraph-rsid="001d67f6" style:font-weight-asian="bold" style:font-weight-complex="bold"/>
    </style:style>
    <style:style style:name="P20" style:family="paragraph" style:parent-style-name="Standard" style:list-style-name="L1">
      <style:text-properties officeooo:rsid="000bc42c" officeooo:paragraph-rsid="000bc42c"/>
    </style:style>
    <style:style style:name="P21" style:family="paragraph" style:parent-style-name="Standard" style:list-style-name="L1">
      <style:text-properties officeooo:rsid="000bc42c" officeooo:paragraph-rsid="00163b6a"/>
    </style:style>
    <style:style style:name="P22" style:family="paragraph" style:parent-style-name="Standard" style:list-style-name="L1">
      <style:text-properties officeooo:rsid="000f4fac" officeooo:paragraph-rsid="000f4fac"/>
    </style:style>
    <style:style style:name="P23" style:family="paragraph" style:parent-style-name="Standard">
      <style:text-properties officeooo:rsid="001d67f6" officeooo:paragraph-rsid="001d67f6"/>
    </style:style>
    <style:style style:name="P24" style:family="paragraph" style:parent-style-name="Standard">
      <style:text-properties officeooo:rsid="0021d905" officeooo:paragraph-rsid="00232bc7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fo:font-weight="bold" officeooo:rsid="001f55b3" style:font-weight-asian="bold" style:font-weight-complex="bold"/>
    </style:style>
    <style:style style:name="T10" style:family="text">
      <style:text-properties officeooo:rsid="000e692a"/>
    </style:style>
    <style:style style:name="T11" style:family="text">
      <style:text-properties officeooo:rsid="000f4fac"/>
    </style:style>
    <style:style style:name="T12" style:family="text">
      <style:text-properties officeooo:rsid="00101160"/>
    </style:style>
    <style:style style:name="T13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4" style:family="text">
      <style:text-properties officeooo:rsid="0011160e"/>
    </style:style>
    <style:style style:name="T15" style:family="text">
      <style:text-properties officeooo:rsid="00125532"/>
    </style:style>
    <style:style style:name="T16" style:family="text">
      <style:text-properties fo:font-weight="normal" officeooo:rsid="00142654" style:font-weight-asian="normal" style:font-weight-complex="normal"/>
    </style:style>
    <style:style style:name="T17" style:family="text">
      <style:text-properties fo:font-weight="normal" officeooo:rsid="000b595a" style:font-weight-asian="normal" style:font-weight-complex="normal"/>
    </style:style>
    <style:style style:name="T18" style:family="text">
      <style:text-properties officeooo:rsid="00163b6a"/>
    </style:style>
    <style:style style:name="T19" style:family="text">
      <style:text-properties officeooo:rsid="000b595a"/>
    </style:style>
    <style:style style:name="T20" style:family="text">
      <style:text-properties officeooo:rsid="001ccafb"/>
    </style:style>
    <style:style style:name="T21" style:family="text">
      <style:text-properties officeooo:rsid="001d67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10">H</text:span>armonogram <text:span text:style-name="T1">zespołu 9</text:span></text:p>
      <text:p text:style-name="P3"><text:span text:style-name="T3">Temat:</text:span><text:span text:style-name="T1"> </text:span>Zarządzanie systemem poprzez wykorzystanie rozpoznawania głosu na urządzeniach z systemem Android <text:span text:style-name="T10">oraz na komputerach stacjonarnych.</text:span></text:p>
      <text:p text:style-name="P4">Terminy:</text:p>
      <text:list xml:id="list1764082124716389486" text:style-name="L1">
        <text:list-item>
          <text:p text:style-name="P8"><text:span text:style-name="T2">01.11-</text:span><text:span text:style-name="T4">14</text:span><text:span text:style-name="T2">.11.2016</text:span> - Wybór tematu. <text:span text:style-name="T10">Kontakt z opiekunem zespołu.</text:span></text:p>
        </text:list-item>
        <text:list-item>
          <text:p text:style-name="P8"><text:span text:style-name="T4">10.11-</text:span><text:span text:style-name="T9">23</text:span><text:span text:style-name="T4">.12.2016 </text:span><text:span text:style-name="T10">- Wymodelowanie schematu działania aplikacji.</text:span></text:p>
        </text:list-item>
        <text:list-item>
          <text:p text:style-name="P9"><text:span text:style-name="T2">14.11-27.11.2016</text:span>- Przedstawienie opiekunowi wstępnego harmonogramu oraz udostępnienie strony WWW zespołu. </text:p>
        </text:list-item>
        <text:list-item>
          <text:p text:style-name="P10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10"><text:span text:style-name="T13">11.12.2016 <text:s/></text:span><text:span text:style-name="T12"><text:s text:c="8"/></text:span><text:s/>Przedstawienie finalnej wersji <text:span text:style-name="T14">harmonogramu </text:span>opiekunowi grupy. </text:p>
        </text:list-item>
        <text:list-item>
          <text:p text:style-name="P11"><text:span text:style-name="T6">16</text:span><text:span text:style-name="T2">.12.</text:span><text:span text:style-name="T8">2016</text:span><text:span text:style-name="T2">-</text:span><text:span text:style-name="T6">07</text:span><text:span text:style-name="T2">.01.2017</text:span> - Wybranie i zapoznanie się z technologiami potrzebnymi do pracy nad projektem <text:span text:style-name="T15">oraz podział zadań w zespole.</text:span></text:p>
        </text:list-item>
        <text:list-item>
          <text:p text:style-name="P14"><text:span text:style-name="T2">16.12-23.12.2016</text:span> -Ustalenie konwencji dotyczącej struktury kodu ( nazewnictwo zmiennych czy formatowanie kodu ) oraz korzystania z repozytorium Git i systemu Trac.</text:p>
        </text:list-item>
        <text:list-item>
          <text:p text:style-name="P9"><text:span text:style-name="T2">23.12.</text:span><text:span text:style-name="T8">2016</text:span><text:span text:style-name="T2">-06.01.201</text:span><text:span text:style-name="T8">7</text:span>- Przerwa świąteczna. <text:span text:style-name="T12">Przerwa w pracy nad projektem.</text:span></text:p>
        </text:list-item>
        <text:list-item>
          <text:p text:style-name="P12"><text:span text:style-name="T4">07.</text:span><text:span text:style-name="T2">01-01.04.201</text:span><text:span text:style-name="T8">7</text:span>- Implementacja <text:s/>aplikacji.</text:p>
          <text:list>
            <text:list-item>
              <text:p text:style-name="P15">Implementacja <text:s/>demona potrzebnego do zmiany mowy na tekst <text:span text:style-name="T20">na urządzeniu z systemem Android </text:span>(realizacja przy wykorzystaniu rozwiązania Google’a)</text:p>
              <text:list>
                <text:list-item>
                  <text:list>
                    <text:list-item>
                      <text:p text:style-name="P16">Implementacja demona do obsługi poleceń wydanych przez użytkownika na urządzeniu z systemem Android.</text:p>
                    </text:list-item>
                  </text:list>
                </text:list-item>
              </text:list>
            </text:list-item>
            <text:list-item>
              <text:p text:style-name="P16">Implementacja GUI dla aplikacji mobilnej.</text:p>
            </text:list-item>
            <text:list-item>
              <text:p text:style-name="P16">Implementacja demona odpowiedzialnego za odpowiednią reakcje na polecenia wydawane za pośrednictwem urządzenia mobilnego (działającego na komputerze stacjonarnym).</text:p>
            </text:list-item>
            <text:list-item>
              <text:p text:style-name="P16">Stworzenie połączenia klient-serwer potrzebnego do komunikacji pomiędzy urządzeniem mobilnym a ko<text:span text:style-name="T21">m</text:span>puterem.</text:p>
            </text:list-item>
            <text:list-item>
              <text:p text:style-name="P16">Tworzenie GUI dla panelu konfiguracyjnego dział<text:span text:style-name="T21">a</text:span>jącego po stronie komputera.</text:p>
            </text:list-item>
          </text:list>
        </text:list-item>
      </text:list>
      <text:p text:style-name="P7"><text:tab/><text:tab/></text:p>
      <text:list xml:id="list233229956742358" text:continue-numbering="true" text:style-name="L1">
        <text:list-item>
          <text:p text:style-name="P17"><text:span text:style-name="T2">01.02-01.04.2017</text:span>-S<text:span text:style-name="T11">porządzanie dokumentacji technicznej.</text:span></text:p>
        </text:list-item>
        <text:list-item>
          <text:p text:style-name="P18"><text:span text:style-name="T2">01.03-01.04.2017</text:span>-S<text:span text:style-name="T19">porządzanie dokumentacji projektu dla użytkownika</text:span></text:p>
        </text:list-item>
        <text:list-item>
          <text:p text:style-name="P12"><text:span text:style-name="T5">0</text:span><text:span text:style-name="T7">6</text:span><text:span text:style-name="T5">.02.2017 </text:span><text:span text:style-name="T11">Przedłożenie koordynatorom raportu kierownika oraz raportów poszczególnych członków.</text:span></text:p>
        </text:list-item>
        <text:list-item>
          <text:p text:style-name="P19">09.02.2017 <text:span text:style-name="T16">Ostateczny termin nieplanowanej „zmiany ról ” w zespole. </text:span></text:p>
        </text:list-item>
        <text:list-item>
          <text:p text:style-name="P19"><text:span text:style-name="T19">22.03-01.04.2017</text:span><text:span text:style-name="T17">-Zespolenie wszystkich części aplikacji . </text:span></text:p>
        </text:list-item>
        <text:list-item>
          <text:p text:style-name="P13"><text:span text:style-name="T2">02.04-07.04.2017</text:span> - Testowanie aplikacji.</text:p>
        </text:list-item>
        <text:list-item>
          <text:p text:style-name="P20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2">wprowadzonych zmian przy jednoczesnym wprowadzonych poprawek do dokumentacji użytkownika oraz dokumentacji technicznej.</text:span></text:p>
        </text:list-item>
        <text:list-item>
          <text:p text:style-name="P21"><text:span text:style-name="T2">01.05-03.05.2017</text:span> Weekend majowy. Przerwa w p<text:span text:style-name="T11">ra</text:span>cy nad projektem.</text:p>
        </text:list-item>
        <text:list-item>
          <text:p text:style-name="P21"><text:span text:style-name="T2">04.05-17.05.201</text:span><text:span text:style-name="T9">7</text:span> Przygotowywanie prezentacji <text:span text:style-name="T18">publicznej </text:span>projektu.</text:p>
        </text:list-item>
        <text:list-item>
          <text:p text:style-name="P22"><text:span text:style-name="T2">07.05.2017</text:span> Zakończenie prac nad projektem i opublikowanie ostatecznej wersji dokumentacji</text:p>
        </text:list-item>
      </text:list>
      <text:p text:style-name="P6"/>
      <text:p text:style-name="P2"/>
      <text:p text:style-name="P23">Dokumentacją przebiegu realizacji pracy nad projektem stanowią protokoły sporządzane w postaci notatek po każdym spotkaniu zespołu oraz protokoły postępu prac sporządzane w ostatnim dniu każdego tygodnia (z wyłączeniem przerw świątecznych zawartych w harmonogramie). <text:s/></text:p>
      <text:p text:style-name="P24">Dodatkową formą dokumentacji jest również korespondencja pomiędzy członkami zespołu gromadzona w ……. 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08T23:32:28.920000000</dc:date>
    <meta:editing-duration>PT1H29M46S</meta:editing-duration>
    <meta:editing-cycles>8</meta:editing-cycles>
    <meta:generator>LibreOffice/5.1.4.2$Windows_x86 LibreOffice_project/f99d75f39f1c57ebdd7ffc5f42867c12031db97a</meta:generator>
    <meta:print-date>2016-12-08T21:50:25.146000000</meta:print-date>
    <meta:document-statistic meta:table-count="0" meta:image-count="0" meta:object-count="0" meta:page-count="2" meta:paragraph-count="31" meta:word-count="328" meta:character-count="2765" meta:non-whitespace-character-count="2470"/>
  </office:meta>
</office:document-meta>
</file>